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0208333333333335in"/>
    </style:style>
    <style:style style:name="co3" style:family="table-column">
      <style:table-column-properties fo:break-before="auto" style:column-width="0.8854166666666666in"/>
    </style:style>
    <style:style style:name="co4" style:family="table-column">
      <style:table-column-properties fo:break-before="auto" style:column-width="1.0729166666666667in"/>
    </style:style>
    <style:style style:name="co5" style:family="table-column">
      <style:table-column-properties fo:break-before="auto" style:column-width="1.3333333333333333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ro3" style:family="table-row">
      <style:table-row-properties style:row-height="0.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3" table:number-columns-repeated="12" table:default-cell-style-name="ce15"/>
        <table:table-column table:style-name="co5" table:number-columns-repeated="8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Ingredient (measure)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Fiber (%)</text:p>
          </table:table-cell>
          <table:table-cell table:style-name="ce21" office:value-type="string">
            <text:p>Fat (%)</text:p>
          </table:table-cell>
          <table:table-cell table:style-name="ce21" office:value-type="string">
            <text:p>Protein (%)</text:p>
          </table:table-cell>
          <table:table-cell table:style-name="ce21" office:value-type="string">
            <text:p>Carbs (%)</text:p>
          </table:table-cell>
          <table:table-cell table:style-name="ce21" office:value-type="string">
            <text:p>Calories</text:p>
          </table:table-cell>
          <table:table-cell table:style-name="ce21" office:value-type="string">
            <text:p>Squares</text:p>
          </table:table-cell>
          <table:table-cell table:number-columns-repeated="18" table:style-name="ce21"/>
        </table:table-row>
        <table:table-row table:style-name="ro2">
          <table:table-cell table:style-name="ce22" office:value-type="string">
            <text:p>Potatoes (cans)</text:p>
          </table:table-cell>
          <table:table-cell table:style-name="ce22" office:value-type="float" office:value="1">
            <text:p>1</text:p>
          </table:table-cell>
          <table:table-cell table:style-name="ce23" table:formula="of:=10*[.B2]" office:value-type="string">
            <text:p>10</text:p>
          </table:table-cell>
          <table:table-cell table:style-name="ce22" office:value-type="float" office:value="0">
            <text:p>0</text:p>
          </table:table-cell>
          <table:table-cell table:style-name="ce23" table:formula="of:=5*[.B2]" office:value-type="string">
            <text:p>5</text:p>
          </table:table-cell>
          <table:table-cell table:style-name="ce23" table:formula="of:=12.5*[.B2]" office:value-type="string">
            <text:p>12.5</text:p>
          </table:table-cell>
          <table:table-cell table:style-name="ce23" table:formula="of:=150*[.B2]" office:value-type="string">
            <text:p>150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Chickpeas (cans)</text:p>
          </table:table-cell>
          <table:table-cell table:style-name="ce22" office:value-type="float" office:value="1">
            <text:p>1</text:p>
          </table:table-cell>
          <table:table-cell table:style-name="ce23" table:formula="of:=98*[.B3]" office:value-type="string">
            <text:p>98</text:p>
          </table:table-cell>
          <table:table-cell table:style-name="ce23" table:formula="of:=10.5*[.B3]" office:value-type="string">
            <text:p>10.5</text:p>
          </table:table-cell>
          <table:table-cell table:style-name="ce23" table:formula="of:=42*[.B3]" office:value-type="string">
            <text:p>42</text:p>
          </table:table-cell>
          <table:table-cell table:style-name="ce23" table:formula="of:=24.5*[.B3]" office:value-type="string">
            <text:p>24.5</text:p>
          </table:table-cell>
          <table:table-cell table:style-name="ce23" table:formula="of:=350*[.B3]" office:value-type="string">
            <text:p>350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Apple</text:p>
          </table:table-cell>
          <table:table-cell table:style-name="ce22" office:value-type="float" office:value="1">
            <text:p>1</text:p>
          </table:table-cell>
          <table:table-cell table:style-name="ce23" table:formula="of:=17*[.B4]" office:value-type="string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table:formula="of:=8*[.B4]" office:value-type="string">
            <text:p>8</text:p>
          </table:table-cell>
          <table:table-cell table:style-name="ce23" table:formula="of:=95*[.B4]" office:value-type="string">
            <text:p>95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Clementine</text:p>
          </table:table-cell>
          <table:table-cell table:style-name="ce22" office:value-type="float" office:value="1">
            <text:p>1</text:p>
          </table:table-cell>
          <table:table-cell table:style-name="ce23" table:formula="of:=5*[.B5]" office:value-type="string">
            <text:p>5</text:p>
          </table:table-cell>
          <table:table-cell table:style-name="ce22" office:value-type="float" office:value="0">
            <text:p>0</text:p>
          </table:table-cell>
          <table:table-cell table:style-name="ce23" table:formula="of:=1*[.B5]" office:value-type="string">
            <text:p>1</text:p>
          </table:table-cell>
          <table:table-cell table:style-name="ce23" table:formula="of:=3*[.B5]" office:value-type="string">
            <text:p>3</text:p>
          </table:table-cell>
          <table:table-cell table:style-name="ce23" table:formula="of:=35*[.B5]" office:value-type="string">
            <text:p>35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Dates (cups)</text:p>
          </table:table-cell>
          <table:table-cell table:style-name="ce22" office:value-type="float" office:value="0.5">
            <text:p>0.5</text:p>
          </table:table-cell>
          <table:table-cell table:style-name="ce23" table:formula="of:=48*[.B6]" office:value-type="string">
            <text:p>24</text:p>
          </table:table-cell>
          <table:table-cell table:style-name="ce22" office:value-type="float" office:value="0">
            <text:p>0</text:p>
          </table:table-cell>
          <table:table-cell table:style-name="ce23" table:formula="of:=7*[.B6]" office:value-type="string">
            <text:p>3.5</text:p>
          </table:table-cell>
          <table:table-cell table:style-name="ce23" table:formula="of:=36*[.B6]" office:value-type="string">
            <text:p>18</text:p>
          </table:table-cell>
          <table:table-cell table:style-name="ce23" table:formula="of:=400*[.B6]" office:value-type="string">
            <text:p>200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Berry boost (bags)</text:p>
          </table:table-cell>
          <table:table-cell table:style-name="ce22" office:value-type="float" office:value="1">
            <text:p>1</text:p>
          </table:table-cell>
          <table:table-cell table:style-name="ce23" table:formula="of:=28*[.B7]" office:value-type="string">
            <text:p>28</text:p>
          </table:table-cell>
          <table:table-cell table:style-name="ce22" table:formula="of:=0" office:value-type="string">
            <text:p>0</text:p>
          </table:table-cell>
          <table:table-cell table:style-name="ce23" table:formula="of:=7*[.B7]" office:value-type="string">
            <text:p>7</text:p>
          </table:table-cell>
          <table:table-cell table:style-name="ce23" table:formula="of:=38.5*[.B7]" office:value-type="string">
            <text:p>38.5</text:p>
          </table:table-cell>
          <table:table-cell table:style-name="ce23" table:formula="of:=455*[.B7]" office:value-type="string">
            <text:p>455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Milk (cups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3" table:formula="of:=12*[.B8]" office:value-type="string">
            <text:p>24</text:p>
          </table:table-cell>
          <table:table-cell table:style-name="ce23" table:formula="of:=16*[.B8]" office:value-type="string">
            <text:p>32</text:p>
          </table:table-cell>
          <table:table-cell table:style-name="ce23" table:formula="of:=4*[.B8]" office:value-type="string">
            <text:p>8</text:p>
          </table:table-cell>
          <table:table-cell table:style-name="ce23" table:formula="of:=150*[.B8]" office:value-type="string">
            <text:p>300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Egg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3" table:formula="of:=8*[.B9]" office:value-type="string">
            <text:p>24</text:p>
          </table:table-cell>
          <table:table-cell table:style-name="ce23" table:formula="of:=12*[.B9]" office:value-type="string">
            <text:p>36</text:p>
          </table:table-cell>
          <table:table-cell table:style-name="ce22" office:value-type="float" office:value="0">
            <text:p>0</text:p>
          </table:table-cell>
          <table:table-cell table:style-name="ce23" table:formula="of:=70*[.B9]" office:value-type="string">
            <text:p>210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Peanut butter (cups)</text:p>
          </table:table-cell>
          <table:table-cell table:style-name="ce22" office:value-type="float" office:value="1">
            <text:p>1</text:p>
          </table:table-cell>
          <table:table-cell table:style-name="ce23" table:formula="of:=8*8*[.B10]" office:value-type="string">
            <text:p>64</text:p>
          </table:table-cell>
          <table:table-cell table:style-name="ce23" table:formula="of:=25*8*[.B10]" office:value-type="string">
            <text:p>200</text:p>
          </table:table-cell>
          <table:table-cell table:style-name="ce23" table:formula="of:=16*8*[.B10]" office:value-type="string">
            <text:p>128</text:p>
          </table:table-cell>
          <table:table-cell table:style-name="ce23" table:formula="of:=2*8*[.B10]" office:value-type="string">
            <text:p>16</text:p>
          </table:table-cell>
          <table:table-cell table:style-name="ce23" table:formula="of:=1600*[.B10]" office:value-type="string">
            <text:p>1600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Oatmeal (cups)</text:p>
          </table:table-cell>
          <table:table-cell table:style-name="ce22" office:value-type="float" office:value="1.5">
            <text:p>1.5</text:p>
          </table:table-cell>
          <table:table-cell table:style-name="ce23" table:formula="of:=30*[.B11]" office:value-type="string">
            <text:p>45</text:p>
          </table:table-cell>
          <table:table-cell table:style-name="ce23" table:formula="of:=8*[.B11]" office:value-type="string">
            <text:p>12</text:p>
          </table:table-cell>
          <table:table-cell table:style-name="ce23" table:formula="of:=20*[.B11]" office:value-type="string">
            <text:p>30</text:p>
          </table:table-cell>
          <table:table-cell table:style-name="ce23" table:formula="of:=18*[.B11]" office:value-type="string">
            <text:p>27</text:p>
          </table:table-cell>
          <table:table-cell table:style-name="ce23" table:formula="of:=300*[.B11]" office:value-type="string">
            <text:p>450</text:p>
          </table:table-cell>
          <table:table-cell table:number-columns-repeated="19" table:style-name="ce22"/>
        </table:table-row>
        <table:table-row table:style-name="ro2">
          <table:table-cell table:style-name="ce22" office:value-type="string">
            <text:p>Orange juice (cups)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table:formula="of:=4*[.B12]" office:value-type="string">
            <text:p>0</text:p>
          </table:table-cell>
          <table:table-cell table:style-name="ce23" table:formula="of:=9*[.B12]" office:value-type="string">
            <text:p>0</text:p>
          </table:table-cell>
          <table:table-cell table:style-name="ce23" table:formula="of:=110*[.B12]" office:value-type="string">
            <text:p>0</text:p>
          </table:table-cell>
          <table:table-cell table:number-columns-repeated="19" table:style-name="ce22"/>
        </table:table-row>
        <table:table-row table:style-name="ro3">
          <table:table-cell table:style-name="ce24" office:value-type="string">
            <text:p>Flour (cups)</text:p>
          </table:table-cell>
          <table:table-cell table:style-name="ce24" office:value-type="float" office:value="1">
            <text:p>1</text:p>
          </table:table-cell>
          <table:table-cell table:style-name="ce24" table:formula="of:=3*[.B13]*4" office:value-type="string">
            <text:p>12</text:p>
          </table:table-cell>
          <table:table-cell table:style-name="ce24" office:value-type="float" office:value="0">
            <text:p>0</text:p>
          </table:table-cell>
          <table:table-cell table:style-name="ce23" table:formula="of:=4/50*100*[.B13]*4" office:value-type="string">
            <text:p>32</text:p>
          </table:table-cell>
          <table:table-cell table:style-name="ce25" table:formula="of:=8*[.B13]*4" office:value-type="string">
            <text:p>32</text:p>
          </table:table-cell>
          <table:table-cell table:style-name="ce24" table:formula="of:=110*[.B13]*4" office:value-type="string">
            <text:p>440</text:p>
          </table:table-cell>
          <table:table-cell table:number-columns-repeated="19" table:style-name="ce22"/>
        </table:table-row>
        <table:table-row table:style-name="ro3">
          <table:table-cell table:style-name="ce24" office:value-type="string">
            <text:p>Flax (grams)</text:p>
          </table:table-cell>
          <table:table-cell table:style-name="ce24" table:formula="of:=13*3/2" office:value-type="string">
            <text:p>19.5</text:p>
          </table:table-cell>
          <table:table-cell table:style-name="ce24" table:formula="of:=[.B14]*16/13" office:value-type="string">
            <text:p>24</text:p>
          </table:table-cell>
          <table:table-cell table:style-name="ce24" table:formula="of:=[.B14]*5/13" office:value-type="string">
            <text:p>7.5</text:p>
          </table:table-cell>
          <table:table-cell table:style-name="ce23" table:formula="of:=[.B14]*3/13" office:value-type="string">
            <text:p>4.5</text:p>
          </table:table-cell>
          <table:table-cell table:style-name="ce25" table:formula="of:=[.B14]*2/13" office:value-type="string">
            <text:p>3</text:p>
          </table:table-cell>
          <table:table-cell table:style-name="ce24" table:formula="of:=[.B14]*60/13" office:value-type="string">
            <text:p>90</text:p>
          </table:table-cell>
          <table:table-cell table:number-columns-repeated="19" table:style-name="ce22"/>
        </table:table-row>
        <table:table-row table:style-name="ro3">
          <table:table-cell table:style-name="ce24" office:value-type="string">
            <text:p>Corn starch (tbsp)</text:p>
          </table:table-cell>
          <table:table-cell table:style-name="ce24" office:value-type="float" office:value="0">
            <text:p>0</text:p>
          </table:table-cell>
          <table:table-cell table:style-name="ce24" table:formula="of:=[.B15]*0" office:value-type="string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table:formula="of:=3*[.B15]" office:value-type="string">
            <text:p>0</text:p>
          </table:table-cell>
          <table:table-cell table:style-name="ce24" table:formula="of:=[.B15]*35" office:value-type="string">
            <text:p>0</text:p>
          </table:table-cell>
          <table:table-cell table:number-columns-repeated="19" table:style-name="ce22"/>
        </table:table-row>
        <table:table-row table:style-name="ro3">
          <table:table-cell table:style-name="ce26" office:value-type="string">
            <text:p>Syrup (cups)</text:p>
          </table:table-cell>
          <table:table-cell table:style-name="ce24" office:value-type="float" office:value="0.25">
            <text:p>0.25</text:p>
          </table:table-cell>
          <table:table-cell table:style-name="ce23" table:formula="of:=[.B16]*4*0" office:value-type="string">
            <text:p>0</text:p>
          </table:table-cell>
          <table:table-cell table:style-name="ce23" table:formula="of:=[.B16]*4*0" office:value-type="string">
            <text:p>0</text:p>
          </table:table-cell>
          <table:table-cell table:style-name="ce23" table:formula="of:=[.B16]*4*0" office:value-type="string">
            <text:p>0</text:p>
          </table:table-cell>
          <table:table-cell table:style-name="ce24" table:formula="of:=[.B16]*4*18" office:value-type="string">
            <text:p>18</text:p>
          </table:table-cell>
          <table:table-cell table:style-name="ce23" table:formula="of:=[.B16]*4*210" office:value-type="string">
            <text:p>210</text:p>
          </table:table-cell>
          <table:table-cell table:number-columns-repeated="19" table:style-name="ce22"/>
        </table:table-row>
        <table:table-row table:style-name="ro2">
          <table:table-cell table:style-name="ce21"/>
          <table:table-cell table:number-columns-repeated="25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/>
          <table:table-cell table:style-name="ce23" table:formula="of:=SUM([.C2:.C16])" office:value-type="string">
            <text:p>327</text:p>
          </table:table-cell>
          <table:table-cell table:style-name="ce23" table:formula="of:=SUM([.D2:.D16])" office:value-type="string">
            <text:p>278</text:p>
          </table:table-cell>
          <table:table-cell table:style-name="ce23" table:formula="of:=SUM([.E2:.E16])" office:value-type="string">
            <text:p>321</text:p>
          </table:table-cell>
          <table:table-cell table:style-name="ce23" table:formula="of:=SUM([.F2:.F16])" office:value-type="string">
            <text:p>208.5</text:p>
          </table:table-cell>
          <table:table-cell table:style-name="ce23" table:formula="of:=SUM([.G2:.G16])" office:value-type="string">
            <text:p>4585</text:p>
          </table:table-cell>
          <table:table-cell table:number-columns-repeated="19" table:style-name="ce22"/>
        </table:table-row>
        <table:table-row table:style-name="ro2">
          <table:table-cell table:style-name="ce21" office:value-type="string">
            <text:p>Per square</text:p>
          </table:table-cell>
          <table:table-cell table:style-name="ce22"/>
          <table:table-cell table:style-name="ce23" table:formula="of:=[.C18]*[.G19]/[.G18]" office:value-type="string">
            <text:p>28.52780807</text:p>
          </table:table-cell>
          <table:table-cell table:style-name="ce23" table:formula="of:=[.D18]*[.G19]/[.G18]" office:value-type="string">
            <text:p>24.25299891</text:p>
          </table:table-cell>
          <table:table-cell table:style-name="ce23" table:formula="of:=[.E18]*[.G19]/[.G18]" office:value-type="string">
            <text:p>28.00436205</text:p>
          </table:table-cell>
          <table:table-cell table:style-name="ce23" table:formula="of:=[.F18]*[.G19]/[.G18]" office:value-type="string">
            <text:p>18.18974918</text:p>
          </table:table-cell>
          <table:table-cell table:style-name="ce22" office:value-type="float" office:value="400">
            <text:p>400</text:p>
          </table:table-cell>
          <table:table-cell table:style-name="ce23" table:formula="of:=[.G18]/[.G19]" office:value-type="string">
            <text:p>11.4625</text:p>
          </table:table-cell>
          <table:table-cell table:number-columns-repeated="18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  <table:table-row table:style-name="ro3">
          <table:table-cell table:number-columns-repeated="5" table:style-name="ce22"/>
          <table:table-cell/>
          <table:table-cell table:number-columns-repeated="20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